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88cm"/>
    </style:style>
    <style:style style:name="co2" style:family="table-column">
      <style:table-column-properties fo:break-before="auto" style:column-width="28.81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risultato_analisi_files_sfoltito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name]Mayuri[line]“There’s just one thing I’m searching for...”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name]Mayuri[line]“the laughter of the stars,”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name]Mayuri[line]“twinkling in the wind,”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[name]Mayuri[line]“you can grab it if you just reach out your hand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Dipendente GO GO CURRY[line]“Here’s your Major Curry, with extra roux!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 huge plate was laid on the table in front of her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The other customers started murmuring agai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Come to think of it, when she’d followed them into the store, she’d ordered her usual—Major Curry with extra roux—and then forgotten about i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w everybody was going to focus on her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 a small shop like this, it was suicid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st as she expected, her eyes met Yuki’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Suzuha-san! I didn’t realize you were here!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Yeah, what a coincidence seeing you here, Yuki-san, Brother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You should’ve said something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No, I didn’t even notice you. Really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 realized that she should probably leave, but she couldn’t go without at least taking a bite of the Major Curry in front of her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Her experiences in the war had left her completely unable to waste foo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She felt Yuki and Itaru staring at her as she reluctantly picked up her spoo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Anyway, yeah. You two enjoy yourselves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r only choice was to finish her extra-large curry as soon as possible. She couldn’t let herself be in the way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But instead, Yuki came over and picked up Suzuha’s plat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Huh...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Um, excuse me. Can my friend sit with us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Dipendente GO GO CURRY[line]“Sure, go ahead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He says it’s ok. Let’s all eat together!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Wait, wait, wait. Why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Why? Because you ordered Major Curry, too. I think we need to have a rac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Hashida-san can be the judg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d before Suzuha could respond, Yuki had moved her plate over to their tabl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No, wait!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 had no choice but to follow, but before she sat down, she whispered in Yuki’s ear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You’re on a date, right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Huh? Oh, yeah. I’m on a dat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It makes me blush when I say it aloud. Heheh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aru didn’t react at all..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ven though she was sure he’d overheard tha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Um, I’ve never been on a date, so I don’t know how they work, but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Is it normal to have a curry speed-eating contest with another girl in the middle of a date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Hmm... I don’t really know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But you see it a lot in anime and manga, don’t you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A little sister who doesn’t want to lose her big brother runs up to the girlfriend and says, ‘Let’s have a competition!’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 some reason, Yuki seemed incredibly enthuse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Suzuha was overwhelmed by her energy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I-I don’t know anything about that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Is that how it works, Brother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t even when she turned to Itaru for help, he just awkwardly sat there, eating his curry like a robo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Brother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 awkwardly turned his head to face her. The rest of him stayed completely still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Did you say something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What’s wrong? You’re acting weird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I am not acting weird. I am not acting weird at all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zuha glanced back at Yuki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d for the first time, Yuki looked concerne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 the end, Yuki and Suzuha did have their curry-eating contest, and surprisingly, both of them completely finished their meal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Suzuha won by a very small margin, but the battle was exciting enough that not only the other customers, but the staff as well, were applauding at the en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But the whole time Itaru kept eating by himself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nce this wasn’t even a conversation, let alone a date, she sent Itaru home alon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Part of her wanted to demand Itaru explain himself right now... but she decided to talk to Yuki instea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’d tried her best to avoid Yuki so far, in order to keep her identity a secret, but it was July now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 would be gone from this era very soo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This might be her last chance to talk to Yuki at all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I’m so glad you were ther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uki sighed a little after Itaru lef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Maybe I did something to offend him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Hashida-san doesn’t seem to enjoy being around m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You don’t think... he was just nervous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But he was having fun talking with me before the movie, you know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But after the movie, he started acting really strange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Did I do something wrong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I asked him to take me to the curry place... but since he was acting like that the whole time, I wasn’t really sure what to do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And so since you happened to be there, I turned to you for help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hat had happened inside the theater?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Suzuha hadn’t followed them insid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’d spent about two hours killing time outsid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Hey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Why do you like my brother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I mean, maybe I shouldn’t say this, but he’s not exactly a ladykiller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What do you think about your brother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Me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Do you like him? Hate him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You like him, right? I can tell by watching you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Well... sur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re were parts of him that she didn’t lik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But of course, she loved her da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Wait, why are we talking about me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So? What about you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I... still don’t really know if I like him or not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I... I se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t only had Itaru not told Yuki he liked her, this was still their first date. And they hadn’t spoken that much before, either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She hadn’t even reached the point where she saw him as a member of the opposite sex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 almost a year, Suzuha had stayed with him, and she, Mayuri, and Faris had done everything they could to get the two of them together. But there hadn’t been any real progres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Suzuha felt uneasy when she thought about the futur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ybe her dad wouldn’t be her dad anymor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ybe her mom wouldn’t be her mom anymor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d and Mom wouldn’t be together..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She imagined that futur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(I don’t want that...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 looked straight into Yuki’s eye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I’m going to be leaving soon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What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I’m moving someplace far away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Yuki[line]“R-Really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I don’t think I’ll be back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So, Yuki-san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I know this is a weird thing for me to ask—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d then she bowed deeply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Please take care of Hashida Itaru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re was no answer from Yuki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zuha looked up, afraid, and tried to gauge the expression on her fac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 looked kind of lonely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And kind of sa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uki whispered, and then Suzuha—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Oh, jeez! What are we going to do? Everything’s almost finished! Even though it’s never even started!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—As soon she got back to the lab, she yelled at her useless father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Waah, Suzuha! I’m sorry! The Hashida family is doomed!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Stop sitting there feeling sorry for yourself! This isn’t funny!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Start by explaining why you were acting that way today!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You looked so excited when you left this morning. And Mom said you were normal until halfway through the movie!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So what the hell happened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Well, you see... listen to this!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You know how movie theater seats are cramped, right? So I tried to sit as far to the edge as I could so I wouldn’t get in Amane-shi’s way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And then I heard this crack, and the seat almost brok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And then I tried to support myself, so I grabbed the armrest—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B-But... But...! It wasn’t the armrest, it was Amane-shi’s um... hand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...Yeah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Mom didn’t say anything about that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I’m telling the truth. It was so soft, it couldn’t have been an armrest. It was a girl’s hand! It had to have been!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I-I see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But you see, I’ve held a lot of 2D girls’ hands, but never a real girl’s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And? What happened then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Amane-shi’s so nice. I guess she didn’t try to shake it off because she didn’t want to hurt m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But you know how fat I am, right? I sweat a lot! She must have gotten soaked! But she didn’t say a word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And so I really started to think about that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Oh, I see. That’s why you were acting so weird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I’m sure in her mind Amane-shi was going, ‘Get off me, you creepy loser pervert!’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Mom’s not like that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 fact, from the way she was acting, she probably thought she’d upset him somehow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margin top="38"]The problem was what she’d sai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hat did she mean by that?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I don’t know what Mom’s thinking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Suzuha, let’s give up on Mom and you can live with m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You’re not making any sense! How am I even supposed to be born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Uuuhh... But it’s impossible!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How come you’re not even trying? Even if things look bad, you have to keep going!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 grabbed her father by the collar and shook him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If you don’t—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e remembered how sad Yuki had looked when they’d said goodby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Suzuha[line]“Otherwise, something awful will happen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Rintaro[line]“Hey, Daru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Th-That’s right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Maho[line]“Yes, that’s right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You’ve probably already noticed, but the choice you and Mayu-shi just made has changed the linea di universo a littl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Itaru[line]“In other words, I’m a different Hashida Itaru than the one in your linea di universo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Rintaro[line]“Just who are you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Leskinen[line]“Are you aware of an American civilian intelligence company called Strategic Focus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Rintaro[line]“[color index="280AA02D1400"]Stratfo[color index="800000"]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d at the same time, the total reorganization of Russia’s military strategy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’d even heard rumors that during the Gulf and Iraq Wars, they’d obtained information about the warring countries faster than anyone, and spread it as neede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Rintaro[line]“Is that true?”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[name]Announcements[line]“This is a Allarme di Attacco Guerriglia. I repeat, a Allarme di Attacco Guerriglia. A guerrilla attack may occur in this area. Please get indoors and obtain further information from radio or television broadcasts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time machine started to roar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Rintaro[line]“But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Rintaro[line]“It’s possible that Kurisu may have been involved in the paper he wrot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Rintaro[line]“But what if his version was an inferior copy of an original that Kurisu wrote herself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Rintaro[line]“Hey, the US military aren’t involved in researching Amadeus, are they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Maho[line]“Of course not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Maho[line]“...I’m sorry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Maho[line]“Why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Leskinen[line]“You seemed to really like Lintahlo, didn’t you?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Leskinen[line]“You could say his future is in your hands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Maho[line]“Farewell—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 fell to the groun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Mayuri[line]“Okarin and Mamma were fish, swimming in the sea. The only two fish in the world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Kagari[line]“There’s just one thing I’m searching for..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Kagari[line]“the laughter of the stars,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Kagari[line]“twinkling in the wind,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Kagari[line]“you can grab it if you just reach out your hand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Mayuri[line]“I’m sorry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Mayuri[line]“That’s not true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Maho[line][margin top="38"]These two pairings held a special meaning for m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Amadeus Kurisu[line]“That’s right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Moeka[line]“...Yeah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Reyes[line]“Yes, that’s right.”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d then—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[name]Reyes[line]“What?!”</text:p>
          </table:table-cell>
        </table:table-row>
        <table:table-row table:style-name="ro1" table:number-rows-repeated="104839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3">00/00/0000</text:date>, <text:time style:data-style-name="N2" text:time-value="10:14:28.250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2T20:59:52.978000000</dc:date>
    <meta:editing-duration>P1DT12H51M39S</meta:editing-duration>
    <meta:editing-cycles>77</meta:editing-cycles>
    <meta:generator>LibreOffice/7.1.2.2$Windows_X86_64 LibreOffice_project/8a45595d069ef5570103caea1b71cc9d82b2aae4</meta:generator>
    <meta:document-statistic meta:table-count="1" meta:cell-count="370" meta:object-count="0"/>
  </office:meta>
</office:document-meta>
</file>